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653f8" officeooo:paragraph-rsid="000653f8"/>
    </style:style>
    <style:style style:name="P2" style:family="paragraph" style:parent-style-name="Header">
      <style:text-properties fo:font-size="10pt" style:font-size-asian="10pt" style:font-size-complex="10pt"/>
    </style:style>
    <style:style style:name="P3" style:family="paragraph" style:parent-style-name="Seitenzahl">
      <style:text-properties fo:color="#808080" loext:opacity="100%"/>
    </style:style>
    <style:style style:name="P4" style:family="paragraph" style:parent-style-name="Header">
      <style:text-properties fo:font-size="9pt" style:font-size-asian="9.80000019073486pt" style:font-size-complex="9.80000019073486pt"/>
    </style:style>
    <style:style style:name="P5" style:family="paragraph" style:parent-style-name="Standard">
      <style:text-properties fo:font-size="12pt" officeooo:paragraph-rsid="000653f8" style:font-size-asian="12pt" style:font-size-complex="12pt"/>
    </style:style>
    <style:style style:name="P6" style:family="paragraph" style:parent-style-name="Heading_20_1" style:master-page-name="First_20_Page">
      <style:paragraph-properties style:page-number="auto"/>
      <style:text-properties officeooo:paragraph-rsid="000653f8"/>
    </style:style>
    <style:style style:name="P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83f9" style:font-weight-asian="bold" style:font-weight-complex="bold"/>
    </style:style>
    <style:style style:name="T3" style:family="text">
      <style:text-properties officeooo:rsid="001c83f9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protect="size position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protect="size position" style:wrap="none" style:vertical-pos="from-top" style:vertical-rel="paragraph-content" style:horizontal-pos="from-left" style:horizontal-rel="paragraph-start-margin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draw:shadow-opacity="100%"/>
    </style:style>
    <style:style style:name="fr5" style:family="graphic" style:parent-style-name="Frame">
      <style:graphic-properties style:run-through="foreground" style:protect="size position" style:wrap="none" style:vertical-pos="from-top" style:vertical-rel="page" style:horizontal-pos="from-left" style:horizontal-rel="page" fo:padding="0cm" fo:border="none" style:shadow="none" draw:shadow-opacity="100%"/>
    </style:style>
    <style:style style:name="gr1" style:family="graphic">
      <style:graphic-properties svg:stroke-width="0.019cm" svg:stroke-color="#666666" draw:marker-start-width="0.379cm" draw:marker-end-width="0.379cm" draw:textarea-horizontal-align="center" draw:textarea-vertical-align="middle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3">Heading</text:span> <text:placeholder text:placeholder-type="text" text:description="Text hier eingeben">&lt;Date&gt;</text:placeholder></text:h>
      <text:p text:style-name="P5"><text:span text:style-name="T2">Some other marker</text:span><text:span text:style-name="T1">:</text:span> <text:placeholder text:placeholder-type="text" text:description="Text hier eingeben">&lt;Marker&gt;</text:placeholder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99ccff"/>
      <style:paragraph-properties fo:margin-top="0cm" fo:margin-bottom="0cm" style:contextual-spacing="false" fo:line-height="100%" fo:text-align="center" style:justify-single-word="false" fo:hyphenation-ladder-count="1" style:page-number="auto" fo:background-color="transparent">
        <style:tab-stops/>
      </style:paragraph-properties>
      <style:text-properties fo:text-transform="uppercase" fo:color="#000000" loext:opacity="100%" fo:font-size="13pt" fo:font-weight="bold" style:font-size-asian="115%" style:font-weight-asian="bold" style:font-size-complex="115%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Rechte_20_Spalte" style:display-name="Rechte Spalte" style:family="paragraph" style:parent-style-name="Standard" style:master-page-name="">
      <style:paragraph-properties fo:margin-top="0cm" fo:margin-bottom="0cm" style:contextual-spacing="false" fo:line-height="100%" fo:text-align="start" style:justify-single-word="false" style:page-number="auto"/>
      <style:text-properties fo:color="#666666" loext:opacity="100%" fo:font-size="9pt"/>
    </style:style>
    <style:style style:name="RechteSpalteGeschäftszahl" style:family="paragraph" style:parent-style-name="Rechte_20_Spalte" style:next-style-name="Rechte_20_Spalte" style:master-page-name="">
      <style:paragraph-properties style:page-number="auto" fo:padding-left="0cm" fo:padding-right="0cm" fo:padding-top="0cm" fo:padding-bottom="0.049cm" fo:border-left="none" fo:border-right="none" fo:border-top="none" fo:border-bottom="0.51pt solid #666666" style:shadow="none"/>
      <style:text-properties fo:color="#666666" loext:opacity="100%" fo:font-size="9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loext:opacity="100%" fo:font-size="6pt"/>
    </style:style>
    <style:style style:name="Seitenzahl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666666" loext:opacity="100%" fo:font-size="8pt" fo:font-weight="bold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653f8" officeooo:paragraph-rsid="000653f8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eitenzahl">
      <style:text-properties fo:color="#808080" loext:opacity="100%"/>
    </style:style>
    <style:style style:name="MP5" style:family="paragraph" style:parent-style-name="Header">
      <style:text-properties fo:font-size="9pt" style:font-size-asian="9.80000019073486pt" style:font-size-complex="9.80000019073486pt"/>
    </style:style>
    <style:style style:name="Mfr1" style:family="graphic" style:parent-style-name="Frame">
      <style:graphic-properties style:run-through="foreground" style:protect="size position" style:wrap="none" style:vertical-pos="from-top" style:vertical-rel="page" style:horizontal-pos="from-left" style:horizontal-rel="page" fo:padding="0cm" fo:border="none" style:shadow="none" draw:shadow-opacity="100%"/>
    </style:style>
    <style:style style:name="Mfr2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draw:shadow-opacity="100%"/>
    </style:style>
    <style:style style:name="Mfr3" style:family="graphic" style:parent-style-name="Frame">
      <style:graphic-properties fo:margin-left="0cm" fo:margin-right="0cm" fo:margin-top="0cm" fo:margin-bottom="0cm" style:protect="size position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shadow="none" draw:shadow-opacity="100%"/>
    </style:style>
    <style:style style:name="Mfr5" style:family="graphic" style:parent-style-name="Frame">
      <style:graphic-properties fo:margin-left="0cm" fo:margin-right="0cm" fo:margin-top="0cm" fo:margin-bottom="0cm" style:run-through="foreground" style:protect="size position" style:wrap="none" style:vertical-pos="from-top" style:vertical-rel="paragraph-content" style:horizontal-pos="from-left" style:horizontal-rel="paragraph-start-margin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gr1" style:family="graphic">
      <style:graphic-properties svg:stroke-width="0.019cm" svg:stroke-color="#666666" draw:marker-start-width="0.379cm" draw:marker-end-width="0.379cm" draw:textarea-horizontal-align="center" draw:textarea-vertical-align="middle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5.00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cm" fo:margin-bottom="0cm" fo:margin-left="2.401cm" fo:margin-right="2.4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6.5cm" fo:margin-left="0cm" fo:margin-right="0cm" fo:margin-bottom="4.9cm" style:dynamic-spacing="false"/>
      </style:header-style>
      <style:footer-style>
        <style:header-footer-properties fo:min-height="2.2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.499cm" fo:margin-bottom="0cm" fo:margin-left="2.401cm" fo:margin-right="2.4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2.2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MP1"><draw:frame draw:style-name="Mfr1" draw:name="FrameInHeader" text:anchor-type="paragraph" svg:x="4.671cm" svg:y="2.29cm" svg:width="8.5cm" draw:z-index="0"><draw:text-box fo:min-height="2.499cm"><text:p text:style-name="Standard">Text frame in Header</text:p></draw:text-box></draw:frame>This is a header text</text:p>
      </style:header>
    </style:master-page>
    <style:master-page style:name="Index" style:page-layout-name="Mpm3" draw:style-name="Mdp1"/>
    <style:master-page style:name="Anordnung_20_Titelseite" style:display-name="Anordnung Titelseite" style:page-layout-name="Mpm4" draw:style-name="Mdp1" style:next-style-name="Anordnung_20_Folgeseite">
      <style:header>
        <text:p text:style-name="MP2"><draw:frame draw:style-name="Mfr2" draw:name="Frame1" text:anchor-type="paragraph" svg:x="4.671cm" svg:y="2.29cm" svg:width="8.5cm" draw:z-index="0"><draw:text-box fo:min-height="2.499cm"><text:p text:style-name="Standard">Text frame in Header</text:p></draw:text-box></draw:frame></text:p>
      </style:header>
      <style:footer>
        <text:p text:style-name="Footer"><draw:frame draw:style-name="Mfr3" draw:name="Rahmen4" text:anchor-type="paragraph" svg:x="0cm" svg:y="0cm" svg:width="13.501cm" svg:height="1.69cm" draw:z-index="0"><draw:text-box><text:p text:style-name="Footer"><draw:line text:anchor-type="paragraph" draw:z-index="2" draw:name="Shape3" draw:style-name="Mgr1" draw:text-style-name="MP3" svg:x1="0cm" svg:y1="-0.101cm" svg:x2="16.2cm" svg:y2="-0.101cm"><text:p/></draw:line></text:p></draw:text-box></draw:frame><draw:frame draw:style-name="Mfr4" draw:name="Rahmen5" text:anchor-type="paragraph" svg:x="14.002cm" svg:y="0.007cm" svg:width="2.198cm" draw:z-index="0"><draw:text-box fo:min-height="1.693cm"><text:p text:style-name="MP4"><text:page-number text:select-page="current">0</text:page-number><text:s/>von <text:page-count>1</text:page-count></text:p></draw:text-box></draw:frame></text:p>
      </style:footer>
    </style:master-page>
    <style:master-page style:name="Anordnung_20_Folgeseite" style:display-name="Anordnung Folgeseite" style:page-layout-name="Mpm5" draw:style-name="Mdp1">
      <style:header>
        <text:p text:style-name="MP5"><draw:frame draw:style-name="Mfr5" draw:name="Rahmen15" text:anchor-type="paragraph" svg:x="11.299cm" svg:y="0cm" svg:width="5.8cm" draw:z-index="0"><draw:text-box fo:min-height="0.06cm"><text:p text:style-name="RechteSpalteGeschäftszahl"><text:placeholder text:placeholder-type="text" text:description="Aktenzahl">&lt;#Aktenzahl;&gt;</text:placeholder></text:p></draw:text-box></draw:frame></text:p>
      </style:header>
      <style:footer>
        <text:p text:style-name="Footer"><draw:frame draw:style-name="Mfr3" draw:name="Rahmen21" text:anchor-type="paragraph" svg:x="0cm" svg:y="0cm" svg:width="13.501cm" svg:height="1.69cm" draw:z-index="0"><draw:text-box><text:p text:style-name="Footer"><draw:line text:anchor-type="paragraph" draw:z-index="1" draw:name="Shape4" draw:style-name="Mgr1" draw:text-style-name="MP3" svg:x1="0cm" svg:y1="-0.101cm" svg:x2="16.2cm" svg:y2="-0.101cm"><text:p/></draw:line></text:p></draw:text-box></draw:frame><draw:frame draw:style-name="Mfr4" draw:name="Rahmen31" text:anchor-type="paragraph" svg:x="14.002cm" svg:y="0.007cm" svg:width="2.198cm" draw:z-index="0"><draw:text-box fo:min-height="1.693cm"><text:p text:style-name="MP4"><text:page-number text:select-page="current">0</text:page-number><text:s/>von <text:page-count>1</text:page-count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20:52:34.814000000</meta:creation-date>
    <dc:date>2023-09-19T20:59:45.207000000</dc:date>
    <meta:editing-duration>PT4M48S</meta:editing-duration>
    <meta:editing-cycles>3</meta:editing-cycles>
    <meta:generator>LibreOfficeDev/24.2.0.0.alpha0$Windows_X86_64 LibreOffice_project/0ca72642ca6a32c53ab5ecdecdf2d06f99b11a20</meta:generator>
    <meta:document-statistic meta:table-count="0" meta:image-count="0" meta:object-count="0" meta:page-count="1" meta:paragraph-count="8" meta:word-count="26" meta:character-count="129" meta:non-whitespace-character-count="111"/>
  </office:meta>
</office:document-meta>
</file>